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rim voltages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3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3"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4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4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2">
          <table:table-cell/>
          <table:table-cell table:style-name="ce1" office:value-type="string">
            <text:p>   64-way connectors for SiPM signals: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On frame: HARTING  09 02 264 7828  Connector, DIN41612, Backplane, Receptacle, 64, 2.54 mm, IDC / IDT </text:p>
          </table:table-cell>
          <table:table-cell table:number-columns-repeated="3"/>
        </table:table-row>
        <table:table-row table:style-name="ro4">
          <table:table-cell/>
          <table:table-cell table:style-name="ce1" office:value-type="string">
            <text:p>On amplifier: board HARTING  09 02 164 7921  PLUG, DIN41612, R/A, B, 64WAY 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10-way connectors for I2C signals: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>
            <text:p>On frame: 5110-B7A2 PL - 3M - Wire-To-Board Connector, Right Angle, 5100 Series, Through Hole, Receptacle, 10, 2.54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On amplifier board: 4610-6000 - 3M - WIRE-BOARD CONNECTOR PLUG, 10 POSITION, 2.54M 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>
            <text:p>Digital board filter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RC</text:p>
          </table:table-cell>
          <table:table-cell office:value-type="string">
            <text:p>f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3" office:value-type="float" office:value="0.00000000018">
            <text:p>1.80E-010</text:p>
          </table:table-cell>
          <table:table-cell table:style-name="ce3" table:formula="of:=[.C44]*[.B44]" office:value-type="float" office:value="0.000000018">
            <text:p>1.80E-008</text:p>
          </table:table-cell>
          <table:table-cell table:formula="of:=1/(2*3.14*[.D44])" office:value-type="float" office:value="8846426.04387827">
            <text:p>8846426.04</text:p>
          </table:table-cell>
        </table:table-row>
        <table:table-row table:style-name="ro1">
          <table:table-cell table:number-columns-repeated="4"/>
          <table:table-cell table:formula="of:=[.E44]/1000000" office:value-type="float" office:value="8.84642604387827">
            <text:p>8.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formula="of:=[.A47]/25" office:value-type="float" office:value="7">
            <text:p>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7/04/2016</text:date>, <text:time>18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7M42S</meta:editing-duration>
    <meta:editing-cycles>10</meta:editing-cycles>
    <meta:generator>OpenOffice/4.1.1$Win32 OpenOffice.org_project/411m6$Build-9775</meta:generator>
    <dc:date>2016-07-04T18:57:15.97</dc:date>
    <dc:creator>Wim Beaumont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